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ext_20_body">
      <style:text-properties fo:background-color="transparent" style:font-name-asian="DejaVu Sans" style:font-name-complex="DejaVu Sans"/>
    </style:style>
    <style:style style:name="P19"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0" style:family="paragraph" style:parent-style-name="Text_20_body">
      <style:text-properties style:font-name="Georgia1" style:font-name-asian="DejaVu Sans" style:font-name-complex="DejaVu Sans"/>
    </style:style>
    <style:style style:name="P21" style:family="paragraph" style:parent-style-name="Text_20_body" style:list-style-name="L2">
      <style:text-properties style:font-name="Georgia1" style:font-name-asian="DejaVu Sans" style:font-name-complex="DejaVu Sans"/>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6" style:family="paragraph" style:parent-style-name="Text_20_body" style:list-style-name="L4" style:master-page-name="">
      <style:paragraph-properties style:page-number="auto"/>
    </style:style>
    <style:style style:name="P27" style:family="paragraph" style:parent-style-name="Heading_20_1">
      <style:paragraph-properties fo:break-before="page"/>
    </style:style>
    <style:style style:name="P28" style:family="paragraph" style:parent-style-name="Heading_20_1" style:master-page-name="">
      <style:paragraph-properties style:page-number="auto" fo:break-before="page"/>
    </style:style>
    <style:style style:name="P29"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0" style:family="paragraph" style:parent-style-name="Heading_20_2">
      <style:paragraph-properties fo:margin-top="0.423cm" fo:margin-bottom="0.212cm"/>
      <style:text-properties style:font-name="Nimbus Sans L" style:font-name-asian="DejaVu Sans" style:font-name-complex="DejaVu Sans"/>
    </style:style>
    <style:style style:name="P31" style:family="paragraph" style:parent-style-name="Heading_20_3">
      <style:text-properties style:font-name="Nimbus Sans L" style:font-name-asian="DejaVu Sans" style:font-name-complex="DejaVu Sans"/>
    </style:style>
    <style:style style:name="P32"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3"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4" style:family="paragraph" style:parent-style-name="Heading_20_3">
      <style:paragraph-properties fo:margin-top="0.423cm" fo:margin-bottom="0.212cm"/>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Table_20_Contents" style:list-style-name="L1"/>
    <style:style style:name="P39" style:family="paragraph" style:parent-style-name="Table_20_Contents" style:list-style-name="L1">
      <style:text-properties style:font-name="Georgia1" style:font-name-asian="DejaVu Sans" style:font-name-complex="DejaVu Sans"/>
    </style:style>
    <style:style style:name="P40" style:family="paragraph" style:parent-style-name="Table_20_Contents" style:list-style-name="L3">
      <style:text-properties style:font-name="Georgia1" style:font-name-asian="DejaVu Sans" style:font-name-complex="DejaVu Sans"/>
    </style:style>
    <style:style style:name="P41" style:family="paragraph" style:parent-style-name="Table_20_Contents" style:list-style-name="L1">
      <style:text-properties style:font-name="Georgia1" fo:background-color="transparent" style:font-name-asian="DejaVu Sans" style:font-name-complex="DejaVu Sans"/>
    </style:style>
    <style:style style:name="P42" style:family="paragraph" style:parent-style-name="Table_20_Contents" style:list-style-name="L1">
      <style:text-properties style:font-name="Georgia1" fo:background-color="#ffff00" style:font-name-asian="DejaVu Sans" style:font-name-complex="DejaVu Sans"/>
    </style:style>
    <style:style style:name="P43" style:family="paragraph" style:parent-style-name="Table_20_Contents" style:list-style-name="L3"/>
    <style:style style:name="P44"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5"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6"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47"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48"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49"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P50"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background-color="transparent"/>
    </style:style>
    <style:style style:name="T7" style:family="text">
      <style:text-properties style:font-name="Georgia1"/>
    </style:style>
    <style:style style:name="T8" style:family="text">
      <style:text-properties style:font-name="Georgia1" style:font-name-asian="DejaVu Sans" style:font-name-complex="DejaVu Sans"/>
    </style:style>
    <style:style style:name="T9" style:family="text">
      <style:text-properties style:font-name="Nimbus Sans L"/>
    </style:style>
    <style:style style:name="T10" style:family="text">
      <style:text-properties style:font-name="Nimbus Sans L" fo:background-color="transparent" style:font-name-asian="DejaVu Sans" style:font-name-complex="DejaVu Sans"/>
    </style:style>
    <style:style style:name="T11" style:family="text">
      <style:text-properties style:font-name-asian="DejaVu Sans"/>
    </style:style>
    <style:style style:name="T12" style:family="text">
      <style:text-propertie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5">1 This Document<text:tab/>2</text:p>
          <text:p text:style-name="P36">1.1 Aim and Audience<text:tab/>2</text:p>
          <text:p text:style-name="P36">1.2 Other Documentation of TFTASolver<text:tab/>2</text:p>
          <text:p text:style-name="P36">1.3 Copyright / License<text:tab/>2</text:p>
          <text:p text:style-name="P36">1.4 Contact to the Author / Project Homepage<text:tab/>2</text:p>
          <text:p text:style-name="P35">2 Important Algorithms in TFTASolver<text:tab/>3</text:p>
          <text:p text:style-name="P36">2.1 Functional Description (Overview)<text:tab/>3</text:p>
          <text:p text:style-name="P36">2.2 Unit uTFTALogic<text:tab/>3</text:p>
          <text:p text:style-name="P37">2.2.1 ANDFalse<text:tab/>3</text:p>
          <text:p text:style-name="P37">2.2.2 ANDTrue<text:tab/>3</text:p>
          <text:p text:style-name="P37">2.2.3 GenericCombine<text:tab/>3</text:p>
          <text:p text:style-name="P37">2.2.4 GenericSplit<text:tab/>4</text:p>
          <text:p text:style-name="P37">2.2.5 GenericUpdateObject<text:tab/>4</text:p>
          <text:p text:style-name="P37">2.2.6 LawOfCompleteness<text:tab/>5</text:p>
          <text:p text:style-name="P37">2.2.7 LawOfIdempotency<text:tab/>5</text:p>
          <text:p text:style-name="P37">2.2.8 LawOfNonrecurrence<text:tab/>6</text:p>
          <text:p text:style-name="P37">2.2.9 NOTFalseTrue<text:tab/>6</text:p>
          <text:p text:style-name="P37">2.2.10 NOTNOT<text:tab/>6</text:p>
          <text:p text:style-name="P37">2.2.11 ORXORFalse<text:tab/>7</text:p>
          <text:p text:style-name="P37">2.2.12 ORXORTrue<text:tab/>7</text:p>
          <text:p text:style-name="P37">2.2.13 PANDFalse<text:tab/>7</text:p>
          <text:p text:style-name="P37">2.2.14 PANDMultiples<text:tab/>7</text:p>
          <text:p text:style-name="P37">2.2.15 PANDPANDTransform<text:tab/>8</text:p>
          <text:p text:style-name="P37">2.2.16 SANDFalse<text:tab/>8</text:p>
          <text:p text:style-name="P37">2.2.17 SANDPANDTransform<text:tab/>9</text:p>
          <text:p text:style-name="P37">2.2.18 SimplificationLoop<text:tab/>9</text:p>
          <text:p text:style-name="P37">2.2.19 SortOperands<text:tab/>9</text:p>
          <text:p text:style-name="P36">2.3 Unit uTFTAExpression<text:tab/>11</text:p>
          <text:p text:style-name="P37">2.3.1 Simplify<text:tab/>12</text:p>
          <text:p text:style-name="P36">2.4 Unit uTFTAObject<text:tab/>12</text:p>
          <text:p text:style-name="P36">2.5 Unit uTFTAFormTFTASolver<text:tab/>12</text:p>
        </text:index-body>
      </text:table-of-content>
      <text:p text:style-name="Standard"/>
      <text:h text:style-name="P27"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5">sjschilling@gmx.net</text:span></text:a><text:span text:style-name="T4"><text:tab/><text:tab/></text:span><text:span text:style-name="T7">or</text:span><text:span text:style-name="T4"> <text:tab/></text:span><text:tab/></text:p>
      <text:p text:style-name="Text_20_body"><text:span text:style-name="T4"><text:tab/><text:tab/></text:span><text:a xlink:type="simple" xlink:href="mailto:sjschilling@users.berlios.de?subject=TFTASolver"><text:span text:style-name="T5">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5">0xC7A9A4BB</text:span></text:a> <text:s text:c="2"/>.</text:p>
      <text:p text:style-name="Text_20_body">More information may be found at the project's homepage at <text:a xlink:type="simple" xlink:href="http://tftasolver.berlios.de/"><text:span text:style-name="T5">http://tftasolver.berlios.de</text:span></text:a> <text:s text:c="2"/><text:span text:style-name="T3">(TBD).</text:span></text:p>
      <text:h text:style-name="P28" text:outline-level="1">Important Algorithms in TFTASolver</text:h>
      <text:h text:style-name="Heading_20_2" text:outline-level="2">Functional Description (Overview)</text:h>
      <text:p text:style-name="P14">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280531727" text:style-name="L1">
                <text:list-header>
                  <text:p text:style-name="P44">Explanation</text:p>
                </text:list-header>
              </text:list>
            </table:table-cell>
            <table:table-cell table:style-name="Tabelle2.B1" office:value-type="string">
              <text:list xml:id="list853539093" text:continue-numbering="true" text:style-name="L1">
                <text:list-header>
                  <text:p text:style-name="P44">Example</text:p>
                </text:list-header>
              </text:list>
            </table:table-cell>
          </table:table-row>
        </table:table-header-rows>
        <table:table-row>
          <table:table-cell table:style-name="Tabelle2.A2" office:value-type="string">
            <text:list xml:id="list1702427976" text:continue-list="list853539093" text:style-name="L1">
              <text:list-item text:start-value="1">
                <text:p text:style-name="P39">Check if given term is of type AND; if not then exit.</text:p>
              </text:list-item>
              <text:list-item>
                <text:p text:style-name="P39">Unset flag.</text:p>
              </text:list-item>
              <text:list-item>
                <text:p text:style-name="P39">For each operand of the given term do: if operand = False, then set flag.</text:p>
                <text:p text:style-name="P39"/>
                <text:p text:style-name="P39"/>
              </text:list-item>
              <text:list-item>
                <text:p text:style-name="P39">If flag is set then replace given term with False</text:p>
              </text:list-item>
            </text:list>
          </table:table-cell>
          <table:table-cell table:style-name="Tabelle2.B2" office:value-type="string">
            <text:list xml:id="list1987473906" text:continue-numbering="true" text:style-name="L1">
              <text:list-header>
                <text:p text:style-name="P45">AND[ W,False,Y,Z ]</text:p>
                <text:p text:style-name="P39"/>
                <text:p text:style-name="P45">W &lt;&gt; False → flag = 0,</text:p>
                <text:p text:style-name="P45">False = False → flag = 1, ...</text:p>
                <text:p text:style-name="P45"/>
                <text:p text:style-name="P45">False</text:p>
              </text:list-header>
            </text:list>
          </table:table-cell>
        </table:table-row>
      </table:table>
      <text:h text:style-name="P34"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952300791" text:continue-numbering="true" text:style-name="L1">
                <text:list-header>
                  <text:p text:style-name="P44">Explanation</text:p>
                </text:list-header>
              </text:list>
            </table:table-cell>
            <table:table-cell table:style-name="Tabelle6.B1" office:value-type="string">
              <text:list xml:id="list421043770" text:continue-numbering="true" text:style-name="L1">
                <text:list-header>
                  <text:p text:style-name="P44">Example</text:p>
                </text:list-header>
              </text:list>
            </table:table-cell>
          </table:table-row>
        </table:table-header-rows>
        <table:table-row>
          <table:table-cell table:style-name="Tabelle6.A2" office:value-type="string">
            <text:list xml:id="list61227415" text:continue-list="list421043770" text:style-name="L1">
              <text:list-item text:start-value="1">
                <text:p text:style-name="P39">Check if given term <text:s/>is of type AND; if not then exit.</text:p>
              </text:list-item>
              <text:list-item>
                <text:p text:style-name="P39">For each operand of the given term do: </text:p>
                <text:list>
                  <text:list-item>
                    <text:p text:style-name="P39">if operand = True, then remove operand from given term.</text:p>
                  </text:list-item>
                </text:list>
              </text:list-item>
              <text:list-item>
                <text:p text:style-name="P39">If more than one operand is left in modified given term, check whether identical event already exists.</text:p>
              </text:list-item>
              <text:list-item>
                <text:p text:style-name="P39">If yes, then replace modified given term with this existing event and exit.</text:p>
              </text:list-item>
              <text:list-item>
                <text:p text:style-name="P39">If only one operand is left in modified given term left, then given term = operand</text:p>
              </text:list-item>
              <text:list-item>
                <text:p text:style-name="P39">else, (i.e. no operand in given term left) replace given term with True</text:p>
              </text:list-item>
            </text:list>
          </table:table-cell>
          <table:table-cell table:style-name="Tabelle6.B2" office:value-type="string">
            <text:list xml:id="list112395285" text:continue-numbering="true" text:style-name="L1">
              <text:list-header>
                <text:p text:style-name="P45">AND[ W,True,Y,Z ]</text:p>
                <text:p text:style-name="P45">W &lt;&gt; True, </text:p>
                <text:p text:style-name="P45">True = True → OR[ W,Y,Z ]</text:p>
                <text:p text:style-name="P45"/>
                <text:p text:style-name="P47"/>
              </text:list-header>
            </text:list>
          </table:table-cell>
        </table:table-row>
      </table:table>
      <text:h text:style-name="P31"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1464432173" text:continue-numbering="true" text:style-name="L1">
                <text:list-header>
                  <text:p text:style-name="P44">Explanation</text:p>
                </text:list-header>
              </text:list>
            </table:table-cell>
            <table:table-cell table:style-name="Tabelle22.B1" office:value-type="string">
              <text:list xml:id="list756934665" text:continue-numbering="true" text:style-name="L1">
                <text:list-header>
                  <text:p text:style-name="P44">Example</text:p>
                </text:list-header>
              </text:list>
            </table:table-cell>
          </table:table-row>
        </table:table-header-rows>
        <table:table-row>
          <table:table-cell table:style-name="Tabelle22.A2" office:value-type="string">
            <text:list xml:id="list991584723" text:continue-list="list756934665" text:style-name="L1">
              <text:list-item text:start-value="1">
                <text:p text:style-name="P39">Check if given term is of type SAND or AND or OR or XOR; if not then exit.</text:p>
              </text:list-item>
              <text:list-item>
                <text:p text:style-name="P39">Scan all operands and get all the terms (“sameTypeTerms”) with the same type as the given term.</text:p>
              </text:list-item>
              <text:list-item>
                <text:p text:style-name="P39">If no term with the same operator type as the given term was found, exit.</text:p>
              </text:list-item>
              <text:list-item>
                <text:p text:style-name="P39">For each such sameTypeTerm do</text:p>
                <text:list>
                  <text:list-item>
                    <text:p text:style-name="P39">add all its operands to the (end of the) given term,</text:p>
                  </text:list-item>
                  <text:list-item>
                    <text:p text:style-name="P39"><text:soft-page-break/>extract it from the given Term.</text:p>
                  </text:list-item>
                </text:list>
              </text:list-item>
              <text:list-item>
                <text:p text:style-name="P39">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152799646" text:continue-numbering="true" text:style-name="L1">
              <text:list-header>
                <text:p text:style-name="P45">SAND[ X,SAND[ A,B ] ] </text:p>
                <text:p text:style-name="P45">X: is basic event</text:p>
                <text:p text:style-name="P45">SAND[A,B]: is SAND</text:p>
                <text:p text:style-name="P45"/>
              </text:list-header>
            </text:list>
            <text:p text:style-name="P12">SAND[ X, SAND[ A,B ],A,B ] <text:s/></text:p>
            <text:p text:style-name="P12">SAND[ X,A,B ]</text:p>
            <text:p text:style-name="P12"><text:soft-page-break/></text:p>
            <text:p text:style-name="P12">SAND[ A,B,X ]</text:p>
          </table:table-cell>
        </table:table-row>
      </table:table>
      <text:h text:style-name="P31"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2167193949" text:style-name="L5">
        <text:list-item>
          <text:p text:style-name="P23">GenericSplit is called by dedicated routines for each of the operator types, i.e. ANDSplit, ORSplit, … </text:p>
        </text:list-item>
        <text:list-item>
          <text:p text:style-name="P23">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099117025" text:continue-list="list152799646" text:style-name="L1">
                <text:list-header>
                  <text:p text:style-name="P44">Explanation</text:p>
                </text:list-header>
              </text:list>
            </table:table-cell>
            <table:table-cell table:style-name="Tabelle1.B1" office:value-type="string">
              <text:list xml:id="list1280187967" text:continue-numbering="true" text:style-name="L1">
                <text:list-header>
                  <text:p text:style-name="P44">Example</text:p>
                </text:list-header>
              </text:list>
            </table:table-cell>
          </table:table-row>
        </table:table-header-rows>
        <table:table-row>
          <table:table-cell table:style-name="Tabelle1.A2" office:value-type="string">
            <text:list xml:id="list1705337768" text:continue-list="list1280187967" text:style-name="L1">
              <text:list-item text:start-value="1">
                <text:p text:style-name="P39">Check if given term <text:s/>is of type &lt;XXX&gt; and if it has more than two operands; if not then exit.</text:p>
              </text:list-item>
              <text:list-item>
                <text:p text:style-name="P39">Set op1 = first operand and op2 = second operand of given term.</text:p>
              </text:list-item>
              <text:list-item>
                <text:p text:style-name="P39">Check if in EventList there is a event identical to &lt;XXX&gt;[ op1,op2 ] </text:p>
              </text:list-item>
              <text:list-item>
                <text:p text:style-name="P39">If yes, then tempTerm is a pointer to this existing event, <text:line-break/>else, then tempTerm is created as new TTFTAObject with &lt;XXX&gt;[ op1,op2 ].</text:p>
              </text:list-item>
              <text:list-item>
                <text:p text:style-name="P39">If in given term there are operands left then repeat steps from 3) on with &lt;XXX&gt;[ tempTerm, nextoperand ]</text:p>
              </text:list-item>
              <text:list-item>
                <text:p text:style-name="P39">If in given term there are no operands left then exit.</text:p>
              </text:list-item>
            </text:list>
          </table:table-cell>
          <table:table-cell table:style-name="Tabelle1.B2" office:value-type="string">
            <text:list xml:id="list1509772652" text:continue-numbering="true" text:style-name="L1">
              <text:list-header>
                <text:p text:style-name="P45">AND[ W,X,Y,Z ]</text:p>
                <text:p text:style-name="P45"/>
                <text:p text:style-name="P45">AND[ W,X ]</text:p>
                <text:p text:style-name="P45"/>
                <text:p text:style-name="P45"/>
                <text:p text:style-name="P45">AND[ W,X ]</text:p>
                <text:p text:style-name="P45"/>
                <text:p text:style-name="P45">AND[ AND[ W,X ] ,Y ]</text:p>
                <text:p text:style-name="P45">AND[ AND[ AND[ W,X ] ,Y ] ,Z ]</text:p>
              </text:list-header>
            </text:list>
          </table:table-cell>
        </table:table-row>
      </table:table>
      <text:h text:style-name="P32"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050273807" text:style-name="L6">
        <text:list-item>
          <text:p text:style-name="P24">GenericUpdateObject is called by one of the simplifying routines and parameter “parentList” is provided: This is the default case which includes updating the entry in the parentList after redirecting the event.</text:p>
        </text:list-item>
        <text:list-item>
          <text:p text:style-name="P24">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931662917" text:continue-list="list1509772652" text:style-name="L1">
                <text:list-header>
                  <text:p text:style-name="P44">Explanation</text:p>
                </text:list-header>
              </text:list>
            </table:table-cell>
            <table:table-cell table:style-name="Tabelle7.B1" office:value-type="string">
              <text:list xml:id="list766140169" text:continue-numbering="true" text:style-name="L1">
                <text:list-header>
                  <text:p text:style-name="P44">Example</text:p>
                </text:list-header>
              </text:list>
            </table:table-cell>
          </table:table-row>
        </table:table-header-rows>
        <table:table-row>
          <table:table-cell table:style-name="Tabelle7.A2" office:value-type="string">
            <text:list xml:id="list323321477" text:continue-list="list766140169" text:style-name="L1">
              <text:list-item text:start-value="1">
                <text:p text:style-name="P39">Set given term pointer to updated event using TTFTAObject.RedirectMe. This includes setting a flag “NeedsToBeUpdated” for the given term.</text:p>
              </text:list-item>
              <text:list-item>
                <text:p text:style-name="P39">In case of being called without a parentList parameter: exit.</text:p>
              </text:list-item>
              <text:list-item>
                <text:p text:style-name="P39"><text:soft-page-break/>In case of being called with a parentList parameter:</text:p>
                <text:list>
                  <text:list-item>
                    <text:p text:style-name="P39">Reread the pointer which showed to the given event, this triggers a routine (TTFTAList.GetItem) within the given events list of children (type: TTFTAList) to “re-point” to the new event.</text:p>
                  </text:list-item>
                  <text:list-item>
                    <text:p text:style-name="P39">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2122000399" text:continue-numbering="true" text:style-name="L1">
              <text:list-item>
                <text:list>
                  <text:list-item>
                    <text:list>
                      <text:list-header>
                        <text:p text:style-name="P45">---</text:p>
                      </text:list-header>
                    </text:list>
                  </text:list-item>
                </text:list>
                <text:p text:style-name="P45"/>
                <text:p text:style-name="P45"/>
                <text:p text:style-name="P47"><text:soft-page-break/></text:p>
              </text:list-item>
            </text:list>
          </table:table-cell>
        </table:table-row>
      </table:table>
      <text:h text:style-name="P32"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014398040" text:continue-numbering="true" text:style-name="L1">
                <text:list-header>
                  <text:p text:style-name="P44">Explanation</text:p>
                </text:list-header>
              </text:list>
            </table:table-cell>
            <table:table-cell table:style-name="Tabelle14.B1" office:value-type="string">
              <text:list xml:id="list2178025252" text:continue-numbering="true" text:style-name="L1">
                <text:list-header>
                  <text:p text:style-name="P44">Example</text:p>
                </text:list-header>
              </text:list>
            </table:table-cell>
          </table:table-row>
        </table:table-header-rows>
        <table:table-row>
          <table:table-cell table:style-name="Tabelle14.A2" office:value-type="string">
            <text:list xml:id="list328763462" text:continue-list="list2178025252" text:style-name="L1">
              <text:list-item text:start-value="1">
                <text:p text:style-name="P39">Check if given term is of type AND; if not then exit.</text:p>
              </text:list-item>
              <text:list-item>
                <text:p text:style-name="P39">Check if at least one operand of given term is no basic event; if not then exit.</text:p>
              </text:list-item>
              <text:list-item>
                <text:p text:style-name="P39">If given term has more than two operands, then call ANDSplit on the given term.</text:p>
              </text:list-item>
              <text:list-item>
                <text:p text:style-name="P39">For the planned new subterms PAND[ op1,op2 ] and PAND[ op2,op1 ] <text:s/>do</text:p>
                <text:list>
                  <text:list-item>
                    <text:p text:style-name="P39">check if in EventList there is such an event,</text:p>
                  </text:list-item>
                  <text:list-item>
                    <text:p text:style-name="P39">if yes, then subterm = this existing event,</text:p>
                  </text:list-item>
                  <text:list-item>
                    <text:p text:style-name="P39">else create subterm as new TTFTAObject.</text:p>
                  </text:list-item>
                </text:list>
              </text:list-item>
              <text:list-item>
                <text:p text:style-name="P39">For the third new subterm SAND[ op1,op2 ] it is additionally necessary to sort (as SAND is commutative). </text:p>
                <text:list>
                  <text:list-item>
                    <text:p text:style-name="P39">Create a new temporary event and assign type SAND and the two operands op1 and op2 to it.</text:p>
                  </text:list-item>
                  <text:list-item>
                    <text:p text:style-name="P39">Sort this temporary event using the uTFTALogic.SortOperands function, which includes checking whether identical elements are already listen in EventList.</text:p>
                  </text:list-item>
                  <text:list-item>
                    <text:p text:style-name="P39">In the latter case free the now useless newly created event from step (a).</text:p>
                  </text:list-item>
                </text:list>
              </text:list-item>
              <text:list-item>
                <text:p text:style-name="P39">Create a new temporary event and assign type XOR and the three subterms as operands to it.</text:p>
              </text:list-item>
              <text:list-item>
                <text:p text:style-name="P39">Sort this temporary event using the uTFTALogic.SortOperands function, which includes checking whether identical elements are already listen in EventList.</text:p>
              </text:list-item>
              <text:list-item>
                <text:p text:style-name="P39">In the latter case free the now useless newly created event from step 6 (in this case all three subterms have also been existing before, thus there is no need to free any of them, too).</text:p>
              </text:list-item>
              <text:list-item>
                <text:p text:style-name="P39">Replace the given term with the result of step 7.</text:p>
              </text:list-item>
            </text:list>
          </table:table-cell>
          <table:table-cell table:style-name="Tabelle14.B2" office:value-type="string">
            <text:list xml:id="list1705574684" text:continue-numbering="true" text:style-name="L1">
              <text:list-header>
                <text:p text:style-name="P45">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3"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2088229364" text:continue-numbering="true" text:style-name="L1">
                <text:list-header>
                  <text:p text:style-name="P44">Explanation</text:p>
                </text:list-header>
              </text:list>
            </table:table-cell>
            <table:table-cell table:style-name="Tabelle15.B1" office:value-type="string">
              <text:list xml:id="list1244707740" text:continue-numbering="true" text:style-name="L1">
                <text:list-header>
                  <text:p text:style-name="P44">Example</text:p>
                </text:list-header>
              </text:list>
            </table:table-cell>
          </table:table-row>
        </table:table-header-rows>
        <table:table-row>
          <table:table-cell table:style-name="Tabelle15.A2" office:value-type="string">
            <text:list xml:id="list1736321078" text:continue-list="list1244707740" text:style-name="L1">
              <text:list-item text:start-value="1">
                <text:p text:style-name="P39">Check if given term is of type SAND or AND or OR or XOR and has more than 1 operand; if not then exit.</text:p>
              </text:list-item>
              <text:list-item>
                <text:p text:style-name="P39">For each operand of given term check for duplicates and remove them from given term.</text:p>
              </text:list-item>
              <text:list-item>
                <text:p text:style-name="P39">Check whether an identical event to the modified given term is listed in EventList.</text:p>
              </text:list-item>
              <text:list-item>
                <text:p text:style-name="P39">If yes, then replace the modified given term with the existing event.</text:p>
              </text:list-item>
              <text:list-item>
                <text:p text:style-name="P39">If given term has only one single operand left (i.e. all its operands from the <text:soft-page-break/>beginning were identical), then given term = operand</text:p>
              </text:list-item>
            </text:list>
          </table:table-cell>
          <table:table-cell table:style-name="Tabelle15.B2" office:value-type="string">
            <text:list xml:id="list374924271" text:continue-numbering="true" text:style-name="L1">
              <text:list-header>
                <text:p text:style-name="P45">SAND[ X,Y,X ] </text:p>
                <text:p text:style-name="P45"/>
                <text:p text:style-name="P45">X: duplicate found and removed</text:p>
                <text:p text:style-name="P45">Y: no duplicate found</text:p>
              </text:list-header>
            </text:list>
            <text:p text:style-name="P12"/>
            <text:p text:style-name="P12"/>
            <text:p text:style-name="P12"/>
            <text:p text:style-name="P12">two operands left → do nothing</text:p>
            <text:p text:style-name="P12"><text:soft-page-break/>SAND[ X,Y ]</text:p>
          </table:table-cell>
        </table:table-row>
      </table:table>
      <text:h text:style-name="P32"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152488503" text:continue-numbering="true" text:style-name="L1">
                <text:list-header>
                  <text:p text:style-name="P44">Explanation</text:p>
                </text:list-header>
              </text:list>
            </table:table-cell>
            <table:table-cell table:style-name="Tabelle9.B1" office:value-type="string">
              <text:list xml:id="list1025595265" text:continue-numbering="true" text:style-name="L1">
                <text:list-header>
                  <text:p text:style-name="P44">Example</text:p>
                </text:list-header>
              </text:list>
            </table:table-cell>
          </table:table-row>
        </table:table-header-rows>
        <table:table-row>
          <table:table-cell table:style-name="Tabelle9.A2" office:value-type="string">
            <text:list xml:id="list1289888822" text:continue-list="list1025595265" text:style-name="L1">
              <text:list-item text:start-value="1">
                <text:p text:style-name="P39">Check if given term is of type PAND; if not then exit.</text:p>
              </text:list-item>
              <text:list-item>
                <text:p text:style-name="P39">Check if given term has only two operands, if not then exit.</text:p>
              </text:list-item>
              <text:list-item>
                <text:p text:style-name="P39">Take first operand and according to the type, extract all events and put them to the “A-list” (note: “term” in this context denotes each and every (sub)term that is currently inspected):</text:p>
                <text:list>
                  <text:list-item>
                    <text:p text:style-name="P39">if type of term is PAND or SAND or AND: add whole term itlf to A-list and continue inspection (step 3) for all operands of term (i.e. next lower level of inspection).</text:p>
                  </text:list-item>
                  <text:list-item>
                    <text:p text:style-name="P39">if type of term is OR or XOR or term is a basic event: add only the whole term itself to A-list and return to next higher level of inspection (step 3).</text:p>
                  </text:list-item>
                  <text:list-item>
                    <text:p text:style-name="P39">if type of term is NOT then return to next higher level of inection (step 3) (NOT-PANDs are covered separately).</text:p>
                  </text:list-item>
                </text:list>
              </text:list-item>
              <text:list-item>
                <text:p text:style-name="P39">Take second operand and according to the type, extract all events and put them to the “B-list” (note: “term” in this context denotes each and every (sub)term that is currently inspected):</text:p>
                <text:list>
                  <text:list-item>
                    <text:p text:style-name="P39">if type of term is PAND: add the term itself to B-list and connue inspection (step 4) for last operand of term.</text:p>
                  </text:list-item>
                  <text:list-item>
                    <text:p text:style-name="P39">If type of term is AND or SAND: add the term itself to B-list and continue inspection (step 4) for all operands of term.</text:p>
                  </text:list-item>
                  <text:list-item>
                    <text:p text:style-name="P39">if type of term is OR or XOR or term is a basic event: add only the whole term itself to B-list and return to next higher level of inspection (step 4).</text:p>
                  </text:list-item>
                  <text:list-item>
                    <text:p text:style-name="P39">if type of term is NOT then return to next higher level of inection (step 4) (NOT-PANDs are covered separately).</text:p>
                  </text:list-item>
                  <text:list-item>
                    <text:p text:style-name="P39">At each step before continuing the inspection check whether any of the events in B-list is listed in A-list.</text:p>
                  </text:list-item>
                  <text:list-item>
                    <text:p text:style-name="P39">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495281051" text:continue-numbering="true" text:style-name="L1">
              <text:list-header>
                <text:p text:style-name="P45">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32"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1839581141" text:continue-numbering="true" text:style-name="L1">
                <text:list-header>
                  <text:p text:style-name="P44">Explanation</text:p>
                </text:list-header>
              </text:list>
            </table:table-cell>
            <table:table-cell table:style-name="Tabelle10.B1" office:value-type="string">
              <text:list xml:id="list805279933" text:continue-numbering="true" text:style-name="L1">
                <text:list-header>
                  <text:p text:style-name="P44">Example</text:p>
                </text:list-header>
              </text:list>
            </table:table-cell>
          </table:table-row>
        </table:table-header-rows>
        <table:table-row>
          <table:table-cell table:style-name="Tabelle10.A2" office:value-type="string">
            <text:list xml:id="list295718092" text:continue-list="list805279933" text:style-name="L1">
              <text:list-item text:start-value="1">
                <text:p text:style-name="P39">Check if given term is of type NOT and that child of given term is either False or True; if not then exit.</text:p>
              </text:list-item>
              <text:list-item>
                <text:p text:style-name="P39">If child of given term ist True then set given term to False; <text:line-break/>else set given term is set to True.</text:p>
              </text:list-item>
            </text:list>
          </table:table-cell>
          <table:table-cell table:style-name="Tabelle10.B2" office:value-type="string">
            <text:list xml:id="list604845068" text:continue-numbering="true" text:style-name="L1">
              <text:list-header>
                <text:p text:style-name="P25">NOT[False] </text:p>
                <text:p text:style-name="P39"/>
                <text:p text:style-name="P45">True</text:p>
              </text:list-header>
            </text:list>
          </table:table-cell>
        </table:table-row>
      </table:table>
      <text:h text:style-name="P32" text:outline-level="3">NOTNOT</text:h>
      <text:p text:style-name="Text_20_body">Functionality: Apply the negation of a negation.</text:p>
      <text:p text:style-name="Text_20_body"><text:soft-page-break/>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186770486" text:continue-numbering="true" text:style-name="L1">
                <text:list-header>
                  <text:p text:style-name="P44">Explanation</text:p>
                </text:list-header>
              </text:list>
            </table:table-cell>
            <table:table-cell table:style-name="Tabelle8.B1" office:value-type="string">
              <text:list xml:id="list317392290" text:continue-numbering="true" text:style-name="L1">
                <text:list-header>
                  <text:p text:style-name="P44">Example</text:p>
                </text:list-header>
              </text:list>
            </table:table-cell>
          </table:table-row>
        </table:table-header-rows>
        <table:table-row>
          <table:table-cell table:style-name="Tabelle8.A2" office:value-type="string">
            <text:list xml:id="list677687136" text:continue-list="list317392290" text:style-name="L1">
              <text:list-item text:start-value="1">
                <text:p text:style-name="P39">Check if given term is of type NOT and that child of given term is of type NOT; if not then exit.</text:p>
              </text:list-item>
              <text:list-item>
                <text:p text:style-name="P39">Given Term is set to child of the child of given term.</text:p>
              </text:list-item>
            </text:list>
          </table:table-cell>
          <table:table-cell table:style-name="Tabelle8.B2" office:value-type="string">
            <text:list xml:id="list464165795" text:continue-numbering="true" text:style-name="L1">
              <text:list-header>
                <text:p text:style-name="P45">NOT[ NOT[ X ]] </text:p>
                <text:p text:style-name="P39"/>
                <text:p text:style-name="P45">X</text:p>
              </text:list-header>
            </text:list>
          </table:table-cell>
        </table:table-row>
      </table:table>
      <text:h text:style-name="P32"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034773738" text:continue-numbering="true" text:style-name="L1">
                <text:list-header>
                  <text:p text:style-name="P44">Explanation</text:p>
                </text:list-header>
              </text:list>
            </table:table-cell>
            <table:table-cell table:style-name="Tabelle5.B1" office:value-type="string">
              <text:list xml:id="list1629718643" text:continue-numbering="true" text:style-name="L1">
                <text:list-header>
                  <text:p text:style-name="P44">Example</text:p>
                </text:list-header>
              </text:list>
            </table:table-cell>
          </table:table-row>
        </table:table-header-rows>
        <table:table-row>
          <table:table-cell table:style-name="Tabelle5.A2" office:value-type="string">
            <text:list xml:id="list577412224" text:continue-list="list1629718643" text:style-name="L1">
              <text:list-item text:start-value="1">
                <text:p text:style-name="P39">Check if given term <text:s/>is of type OR or XOR; if not then exit.</text:p>
              </text:list-item>
              <text:list-item>
                <text:p text:style-name="P39">For each operand of the given term do: </text:p>
                <text:list>
                  <text:list-item>
                    <text:p text:style-name="P39">if operand = False, then remove operand from given term.</text:p>
                  </text:list-item>
                </text:list>
              </text:list-item>
              <text:list-item>
                <text:p text:style-name="P39">If more than one operand is left in modified given term, check whether identical event already exists.</text:p>
              </text:list-item>
              <text:list-item>
                <text:p text:style-name="P39">If yes, then replace modified given term with this existing event and exit.</text:p>
              </text:list-item>
              <text:list-item>
                <text:p text:style-name="P39">If only one operand is left in modified given term left, then given term = operand</text:p>
              </text:list-item>
              <text:list-item>
                <text:p text:style-name="P39">else, (i.e. no operand in given term left) replace given term with False.</text:p>
              </text:list-item>
            </text:list>
          </table:table-cell>
          <table:table-cell table:style-name="Tabelle5.B2" office:value-type="string">
            <text:list xml:id="list2094337547" text:continue-numbering="true" text:style-name="L1">
              <text:list-header>
                <text:p text:style-name="P45">OR[ W,False,Y,Z ]</text:p>
                <text:p text:style-name="P45">W &lt;&gt; False, </text:p>
                <text:p text:style-name="P45">False = False → OR[ W,Y,Z ]</text:p>
                <text:p text:style-name="P45"/>
                <text:p text:style-name="P47"/>
              </text:list-header>
            </text:list>
          </table:table-cell>
        </table:table-row>
      </table:table>
      <text:h text:style-name="P32"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722869745" text:continue-numbering="true" text:style-name="L1">
                <text:list-header>
                  <text:p text:style-name="P44">Explanation</text:p>
                </text:list-header>
              </text:list>
            </table:table-cell>
            <table:table-cell table:style-name="Tabelle4.B1" office:value-type="string">
              <text:list xml:id="list95713128" text:continue-numbering="true" text:style-name="L1">
                <text:list-header>
                  <text:p text:style-name="P44">Example</text:p>
                </text:list-header>
              </text:list>
            </table:table-cell>
          </table:table-row>
        </table:table-header-rows>
        <table:table-row>
          <table:table-cell table:style-name="Tabelle4.A2" office:value-type="string">
            <text:list xml:id="list1417073334" text:continue-list="list95713128" text:style-name="L1">
              <text:list-item text:start-value="1">
                <text:p text:style-name="P39">Check if given term is of type OR or XOR; if not then exit.</text:p>
              </text:list-item>
              <text:list-item>
                <text:p text:style-name="P39">Unset flag.</text:p>
              </text:list-item>
              <text:list-item>
                <text:p text:style-name="P39">For each operand of the given term do: if operand = True, then set flag.</text:p>
              </text:list-item>
            </text:list>
            <text:p text:style-name="P7"/>
            <text:p text:style-name="P7"/>
            <text:list xml:id="list1614979446" text:continue-numbering="true" text:style-name="L1">
              <text:list-item>
                <text:p text:style-name="P39">If flag is set then given term = True</text:p>
              </text:list-item>
              <text:list-item>
                <text:p text:style-name="P39">exit.</text:p>
              </text:list-item>
            </text:list>
          </table:table-cell>
          <table:table-cell table:style-name="Tabelle4.B2" office:value-type="string">
            <text:list xml:id="list822300080" text:continue-numbering="true" text:style-name="L1">
              <text:list-header>
                <text:p text:style-name="P45">OR[ W,True,Y,Z ]</text:p>
                <text:p text:style-name="P45"/>
                <text:p text:style-name="P45">W &lt;&gt; True → flag = 0,</text:p>
                <text:p text:style-name="P45">True = True → flag = 1, ...</text:p>
                <text:p text:style-name="P45"/>
                <text:p text:style-name="P45">True</text:p>
              </text:list-header>
            </text:list>
          </table:table-cell>
        </table:table-row>
      </table:table>
      <text:h text:style-name="P32"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700841594" text:continue-numbering="true" text:style-name="L1">
                <text:list-header>
                  <text:p text:style-name="P44">Explanation</text:p>
                </text:list-header>
              </text:list>
            </table:table-cell>
            <table:table-cell table:style-name="Tabelle11.B1" office:value-type="string">
              <text:list xml:id="list1549942980" text:continue-numbering="true" text:style-name="L1">
                <text:list-header>
                  <text:p text:style-name="P44">Example</text:p>
                </text:list-header>
              </text:list>
            </table:table-cell>
          </table:table-row>
        </table:table-header-rows>
        <table:table-row>
          <table:table-cell table:style-name="Tabelle11.A2" office:value-type="string">
            <text:list xml:id="list1797144903" text:continue-list="list1549942980" text:style-name="L1">
              <text:list-item text:start-value="1">
                <text:p text:style-name="P39">Check if given term is of type PAND and term has two operands; if not then exit.</text:p>
              </text:list-item>
              <text:list-item>
                <text:p text:style-name="P39">If first operand of given term is False, then set given term to False and exit.</text:p>
              </text:list-item>
              <text:list-item>
                <text:p text:style-name="P39">If first operand of given term is True, then set given term to first operand of given term and exit. </text:p>
              </text:list-item>
              <text:list-item>
                <text:p text:style-name="P39">If second operand of term is either True or False then set given term to False.</text:p>
              </text:list-item>
            </text:list>
          </table:table-cell>
          <table:table-cell table:style-name="Tabelle11.B2" office:value-type="string">
            <text:list xml:id="list1691829981" text:continue-numbering="true" text:style-name="L1">
              <text:list-header>
                <text:p text:style-name="P45">PAND[ False,X ] </text:p>
                <text:p text:style-name="P45"/>
                <text:p text:style-name="P45">False = False → <text:line-break/><text:tab/>given term = False,</text:p>
                <text:p text:style-name="P47"/>
              </text:list-header>
            </text:list>
          </table:table-cell>
        </table:table-row>
      </table:table>
      <text:h text:style-name="P32"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text:soft-page-break/>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839153225" text:continue-numbering="true" text:style-name="L1">
                <text:list-header>
                  <text:p text:style-name="P44">Explanation</text:p>
                </text:list-header>
              </text:list>
            </table:table-cell>
            <table:table-cell table:style-name="Tabelle12.B1" office:value-type="string">
              <text:list xml:id="list1315682722" text:continue-numbering="true" text:style-name="L1">
                <text:list-header>
                  <text:p text:style-name="P44">Example</text:p>
                </text:list-header>
              </text:list>
            </table:table-cell>
          </table:table-row>
        </table:table-header-rows>
        <table:table-row>
          <table:table-cell table:style-name="Tabelle12.A2" office:value-type="string">
            <text:list xml:id="list1593022481" text:continue-list="list1315682722" text:style-name="L1">
              <text:list-item text:start-value="1">
                <text:p text:style-name="P39">Check if given term is of type PAND and term has two operands; if not then exit.</text:p>
              </text:list-item>
              <text:list-item>
                <text:p text:style-name="P39">If first operand of term equals the second operand then set given term to False;</text:p>
              </text:list-item>
            </text:list>
          </table:table-cell>
          <table:table-cell table:style-name="Tabelle12.B2" office:value-type="string">
            <text:list xml:id="list896824101" text:continue-numbering="true" text:style-name="L1">
              <text:list-header>
                <text:p text:style-name="P45">---</text:p>
                <text:p text:style-name="P47"/>
              </text:list-header>
            </text:list>
          </table:table-cell>
        </table:table-row>
      </table:table>
      <text:h text:style-name="P32"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864966935" text:continue-numbering="true" text:style-name="L1">
                <text:list-header>
                  <text:p text:style-name="P44">Explanation</text:p>
                </text:list-header>
              </text:list>
            </table:table-cell>
            <table:table-cell table:style-name="Tabelle16.B1" office:value-type="string">
              <text:list xml:id="list1928393535" text:continue-numbering="true" text:style-name="L1">
                <text:list-header>
                  <text:p text:style-name="P44">Example</text:p>
                </text:list-header>
              </text:list>
            </table:table-cell>
          </table:table-row>
        </table:table-header-rows>
        <table:table-row>
          <table:table-cell table:style-name="Tabelle16.A2" office:value-type="string">
            <text:list xml:id="list1009759387" text:continue-list="list1928393535" text:style-name="L1">
              <text:list-item text:start-value="1">
                <text:p text:style-name="P39">Check if given term is of type PAND and has two operands; if not then exit.</text:p>
              </text:list-item>
              <text:list-item>
                <text:p text:style-name="P39">Check if second operand of given term is of type PAND and has two operands; if not then exit <text:s/></text:p>
              </text:list-item>
              <text:list-item>
                <text:p text:style-name="P39">Set </text:p>
                <text:list>
                  <text:list-item>
                    <text:p text:style-name="P39">opX = first operand of given term and </text:p>
                  </text:list-item>
                  <text:list-item>
                    <text:p text:style-name="P39">opY = first operand of second operand of given term and </text:p>
                  </text:list-item>
                  <text:list-item>
                    <text:p text:style-name="P39">opZ = second operand of second operand of given term.</text:p>
                  </text:list-item>
                </text:list>
              </text:list-item>
              <text:list-item>
                <text:p text:style-name="P39">Create new AND object as part of EventList.</text:p>
              </text:list-item>
              <text:list-item>
                <text:p text:style-name="P39">Save pointer to this object for later comparison (see three cases below).</text:p>
              </text:list-item>
              <text:list-item>
                <text:p text:style-name="P39">Assign the operands and term's properties:</text:p>
                <text:list>
                  <text:list-item>
                    <text:p text:style-name="P39">Set first operand to opX, </text:p>
                  </text:list-item>
                  <text:list-item>
                    <text:p text:style-name="P39">Set second operand to opY.</text:p>
                  </text:list-item>
                </text:list>
              </text:list-item>
              <text:list-item>
                <text:p text:style-name="P39">Sort the new term (as it is commutative) using uTFTALogic.SortOperands; this includes checking whether there already exists an identical object within EventList. Sorting leaves the new AND object pointing at (three cases)</text:p>
                <text:list>
                  <text:list-item>
                    <text:p text:style-name="P39">the same item within EventList as before, as no sorting was necessary and there was no identical object already listed,</text:p>
                  </text:list-item>
                  <text:list-item>
                    <text:p text:style-name="P39">some other item in EventList and sorting was necessary; there was no identical object already listed</text:p>
                  </text:list-item>
                  <text:list-item>
                    <text:p text:style-name="P39">some other item in EventList which was already listed (sorting necessary or not)</text:p>
                  </text:list-item>
                </text:list>
              </text:list-item>
              <text:list-item>
                <text:p text:style-name="P39">If c) then free the now useless newly created event from step 4.</text:p>
              </text:list-item>
              <text:list-item>
                <text:p text:style-name="P39">Check if in EventList there is a event identical to <text:line-break/>PAND[ AND[ opX, opY ], opZ ].</text:p>
              </text:list-item>
              <text:list-item>
                <text:p text:style-name="P39">If yes, then set given term to this existing event and exit.</text:p>
              </text:list-item>
              <text:list-item>
                <text:p text:style-name="P39">Rebuild the given term with the resulting event from step 7 as first and opZ as second operand.</text:p>
              </text:list-item>
            </text:list>
          </table:table-cell>
          <table:table-cell table:style-name="Tabelle16.B2" office:value-type="string">
            <text:list xml:id="list1851008983" text:continue-numbering="true" text:style-name="L1">
              <text:list-header>
                <text:p text:style-name="P45">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1031245492" text:continue-numbering="true" text:style-name="L1">
              <text:list-header>
                <text:p text:style-name="P45"/>
              </text:list-header>
              <text:list-item>
                <text:p text:style-name="P45"/>
                <text:p text:style-name="P45"/>
              </text:list-item>
              <text:list-item>
                <text:p text:style-name="P45"/>
              </text:list-item>
              <text:list-item>
                <text:p text:style-name="P45"/>
              </text:list-item>
              <text:list-item>
                <text:p text:style-name="P45"/>
              </text:list-item>
              <text:list-item>
                <text:p text:style-name="P45"/>
              </text:list-item>
              <text:list-item>
                <text:p text:style-name="P45"/>
              </text:list-item>
              <text:list-item>
                <text:p text:style-name="P45"/>
                <text:p text:style-name="P45"/>
              </text:list-item>
              <text:list-item>
                <text:p text:style-name="P45"/>
                <text:p text:style-name="P45">PAND[ AND[ X,Y ], Z ] ]</text:p>
              </text:list-item>
            </text:list>
          </table:table-cell>
        </table:table-row>
      </table:table>
      <text:h text:style-name="P33"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1465487221" text:continue-numbering="true" text:style-name="L1">
                <text:list-header>
                  <text:p text:style-name="P44">Explanation</text:p>
                </text:list-header>
              </text:list>
            </table:table-cell>
            <table:table-cell table:style-name="Tabelle17.B1" office:value-type="string">
              <text:list xml:id="list1503553259" text:continue-numbering="true" text:style-name="L1">
                <text:list-header>
                  <text:p text:style-name="P44">Example</text:p>
                </text:list-header>
              </text:list>
            </table:table-cell>
          </table:table-row>
        </table:table-header-rows>
        <table:table-row>
          <table:table-cell table:style-name="Tabelle17.A2" office:value-type="string">
            <text:list xml:id="list1796972209" text:continue-list="list1503553259" text:style-name="L1">
              <text:list-item text:start-value="1">
                <text:p text:style-name="P39">Check if given term is of type SAND; if not then exit.</text:p>
              </text:list-item>
              <text:list-item>
                <text:p text:style-name="P41">For each operand of given term do the following</text:p>
                <text:list>
                  <text:list-item>
                    <text:p text:style-name="P41">if operand is False, then set given term = False and exit.</text:p>
                  </text:list-item>
                  <text:list-item>
                    <text:p text:style-name="P41">if operand is True and flag “atLeastOneIsNormal” is set, then then set given term = False and exit.</text:p>
                  </text:list-item>
                  <text:list-item>
                    <text:p text:style-name="P41">if operand is neither True nor False then set flag “atLeastOneIsNormal”.</text:p>
                  </text:list-item>
                </text:list>
              </text:list-item>
            </text:list>
          </table:table-cell>
          <table:table-cell table:style-name="Tabelle17.B2" office:value-type="string">
            <text:list xml:id="list1721652096" text:continue-numbering="true" text:style-name="L1">
              <text:list-header>
                <text:p text:style-name="P45">SAND[ X,True ]</text:p>
                <text:p text:style-name="P45">X: set Flag.</text:p>
                <text:p text:style-name="P45">True: is True and Flag is set → </text:p>
              </text:list-header>
            </text:list>
            <text:p text:style-name="P10"/>
            <text:p text:style-name="P12"/>
            <text:p text:style-name="P12">SAND[ X,True ] → False</text:p>
          </table:table-cell>
        </table:table-row>
      </table:table>
      <text:h text:style-name="P32" text:outline-level="3"><text:soft-page-break/>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8">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2068845110" text:continue-numbering="true" text:style-name="L1">
                <text:list-header>
                  <text:p text:style-name="P44">Explanation</text:p>
                </text:list-header>
              </text:list>
            </table:table-cell>
            <table:table-cell table:style-name="Tabelle18.B1" office:value-type="string">
              <text:list xml:id="list796705830" text:continue-numbering="true" text:style-name="L1">
                <text:list-header>
                  <text:p text:style-name="P44">Example</text:p>
                </text:list-header>
              </text:list>
            </table:table-cell>
          </table:table-row>
        </table:table-header-rows>
        <table:table-row>
          <table:table-cell table:style-name="Tabelle18.A2" office:value-type="string">
            <text:list xml:id="list1999491170" text:continue-list="list796705830" text:style-name="L1">
              <text:list-item text:start-value="1">
                <text:p text:style-name="P39">Check if given term is of type SAND; if not then exit.</text:p>
              </text:list-item>
              <text:list-item>
                <text:p text:style-name="P39">In given term seek first operand of type PAND, if there is none, then exit.</text:p>
              </text:list-item>
              <text:list-item>
                <text:p text:style-name="P39">Extract first operand of type PAND to op1.</text:p>
              </text:list-item>
              <text:list-item>
                <text:p text:style-name="P39">If op1 has more than two operands, then</text:p>
                <text:list>
                  <text:list-item>
                    <text:p text:style-name="P39">create op2 as new TTFTAObject and as a clone of op1 (op1 must not be changed itself, as it could exist (unchanged) at another position within the Temporal Expression).</text:p>
                  </text:list-item>
                  <text:list-item>
                    <text:p text:style-name="P39">Extract last operand of op2 to op3.</text:p>
                  </text:list-item>
                  <text:list-item>
                    <text:p text:style-name="P39">Check if in EventList there is a event identical to op2.</text:p>
                  </text:list-item>
                  <text:list-item>
                    <text:p text:style-name="P39">If yes, then free op2 and reset op2 to this existing event.</text:p>
                  </text:list-item>
                </text:list>
              </text:list-item>
              <text:list-item>
                <text:p text:style-name="P39">Else (op1 has two operands), then</text:p>
                <text:list>
                  <text:list-item>
                    <text:p text:style-name="P39">set op2 to first operand of op1.</text:p>
                  </text:list-item>
                  <text:list-item>
                    <text:p text:style-name="P39">set op3 to second operand of op1.</text:p>
                  </text:list-item>
                </text:list>
              </text:list-item>
              <text:list-item>
                <text:p text:style-name="P39">Create a clone of the given term and add op3 as last operand.</text:p>
              </text:list-item>
              <text:list-item>
                <text:p text:style-name="P39">As the clone (is type SAND) is commutative, it needs to be sorted using the uTFTALogic.SortOperands function, which includes checking whether identical elements are already listen in EventList. </text:p>
              </text:list-item>
              <text:list-item>
                <text:p text:style-name="P39">In the latter case free the now useless newly created event of step 6 (the clone would point to the “older” event found in EventList).</text:p>
              </text:list-item>
              <text:list-item>
                <text:p text:style-name="P39">Check if in EventList there is a event identical to <text:line-break/>PAND[ op2, clone ].</text:p>
              </text:list-item>
              <text:list-item>
                <text:p text:style-name="P39">If yes, then set given term to this existing event and exit.</text:p>
              </text:list-item>
              <text:list-item>
                <text:p text:style-name="P39">Else, </text:p>
                <text:list>
                  <text:list-item>
                    <text:p text:style-name="P39">Clear the given term of all children.</text:p>
                  </text:list-item>
                  <text:list-item>
                    <text:p text:style-name="P39">Set type of the given term to PAND.</text:p>
                  </text:list-item>
                  <text:list-item>
                    <text:p text:style-name="P39">Add op2 as first operand to the given term and the clone as second operand to the given term.</text:p>
                  </text:list-item>
                </text:list>
              </text:list-item>
            </text:list>
          </table:table-cell>
          <table:table-cell table:style-name="Tabelle18.B2" office:value-type="string">
            <text:list xml:id="list559495382" text:continue-numbering="true" text:style-name="L1">
              <text:list-header>
                <text:p text:style-name="P45">SAND[ X, PAND[ A,B,C ], Y ] → </text:p>
              </text:list-header>
              <text:list-item>
                <text:p text:style-name="P45"/>
                <text:p text:style-name="P45">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1221318408" text:continue-numbering="true" text:style-name="L1">
              <text:list-header>
                <text:p text:style-name="P49"/>
                <text:p text:style-name="P49"/>
                <text:p text:style-name="P49"/>
                <text:p text:style-name="P49"/>
                <text:p text:style-name="P49"/>
                <text:p text:style-name="P49"/>
                <text:p text:style-name="P49"><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847228043" text:continue-numbering="true" text:style-name="L1">
                <text:list-header>
                  <text:p text:style-name="P44">Explanation</text:p>
                </text:list-header>
              </text:list>
            </table:table-cell>
            <table:table-cell table:style-name="Tabelle13.B1" office:value-type="string">
              <text:list xml:id="list2149660808" text:continue-numbering="true" text:style-name="L1">
                <text:list-header>
                  <text:p text:style-name="P44">Example</text:p>
                </text:list-header>
              </text:list>
            </table:table-cell>
          </table:table-row>
        </table:table-header-rows>
        <table:table-row table:style-name="Tabelle13.1">
          <table:table-cell table:style-name="Tabelle13.A2" office:value-type="string">
            <text:list xml:id="list1759177416" text:continue-list="list2149660808" text:style-name="L1">
              <text:list-item text:start-value="1">
                <text:p text:style-name="P38"><text:span text:style-name="T8">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span></text:p>
              </text:list-item>
              <text:list-item>
                <text:p text:style-name="P39">If a change of the given term occurred: restart at step 1;<text:line-break/>else (no change): reread the given term (in order to apply possible earlier changes) </text:p>
              </text:list-item>
              <text:list-item>
                <text:p text:style-name="P39">if given term has children: run SimplificationLoop on each of the children</text:p>
              </text:list-item>
              <text:list-item>
                <text:p text:style-name="P39">if any child of the given term is changed: loop back to point 1 (for child)</text:p>
              </text:list-item>
              <text:list-item>
                <text:p text:style-name="P39">else (no child changed): Return status of flag indicating any change</text:p>
              </text:list-item>
            </text:list>
          </table:table-cell>
          <table:table-cell table:style-name="Tabelle13.B2" office:value-type="string">
            <text:list xml:id="list754528725" text:continue-numbering="true" text:style-name="L1">
              <text:list-header>
                <text:p text:style-name="P45">---</text:p>
              </text:list-header>
            </text:list>
          </table:table-cell>
        </table:table-row>
      </table:table>
      <text:h text:style-name="P31"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text:soft-page-break/>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5">TFTASolver-sorting is done in two steps:</text:p>
      <text:list xml:id="list1077825886" text:style-name="L2">
        <text:list-item>
          <text:p text:style-name="P21">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1">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387005515" text:style-name="L3">
              <text:list-item>
                <text:p text:style-name="P40">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685493688" text:continue-numbering="true" text:style-name="L3">
              <text:list-item>
                <text:p text:style-name="P40">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815337327" text:continue-numbering="true" text:style-name="L3">
              <text:list-item>
                <text:p text:style-name="P40">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2132048842" text:continue-numbering="true" text:style-name="L3">
              <text:list-item>
                <text:p text:style-name="P40">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13436269" text:continue-numbering="true" text:style-name="L3">
              <text:list-item>
                <text:p text:style-name="P40">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450600542" text:continue-numbering="true" text:style-name="L3">
              <text:list-item>
                <text:p text:style-name="P40">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645853572" text:continue-numbering="true" text:style-name="L3">
              <text:list-item>
                <text:p text:style-name="P40">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623826033" text:continue-numbering="true" text:style-name="L3">
              <text:list-item>
                <text:p text:style-name="P40">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60708580" text:continue-numbering="true" text:style-name="L3">
              <text:list-item>
                <text:p text:style-name="P40">NOTNOT: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150646688" text:continue-numbering="true" text:style-name="L3">
              <text:list-item>
                <text:p text:style-name="P40">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275942393" text:continue-numbering="true" text:style-name="L3">
              <text:list-item>
                <text:p text:style-name="P40">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1336838085" text:continue-numbering="true" text:style-name="L3">
              <text:list-item>
                <text:p text:style-name="P40">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556632304" text:continue-numbering="true" text:style-name="L3">
              <text:list-item>
                <text:p text:style-name="P40">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2133213277" text:continue-numbering="true" text:style-name="L3">
              <text:list-item>
                <text:p text:style-name="P40">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2162251803" text:continue-numbering="true" text:style-name="L3">
              <text:list-item>
                <text:p text:style-name="P40">P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297988974" text:continue-numbering="true" text:style-name="L3">
              <text:list-item>
                <text:p text:style-name="P40">PANDSplit: no sorting necessary; PAND is not commutative and no new commutative terms are created.</text:p>
              </text:list-item>
            </text:list>
          </table:table-cell>
          <table:table-cell table:style-name="Tabelle21.B2" office:value-type="string">
            <text:p text:style-name="P9">no</text:p>
          </table:table-cell>
        </table:table-row>
        <text:soft-page-break/>
        <table:table-row>
          <table:table-cell table:style-name="Tabelle21.A2" office:value-type="string">
            <text:list xml:id="list955935800" text:continue-numbering="true" text:style-name="L3">
              <text:list-item>
                <text:p text:style-name="P40">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826223921" text:continue-numbering="true" text:style-name="L3">
              <text:list-item>
                <text:p text:style-name="P40">S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1289681250" text:continue-numbering="true" text:style-name="L3">
              <text:list-item>
                <text:p text:style-name="P43">SANDSplit: <text:span text:style-name="T8">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234386156" text:continue-numbering="true" text:style-name="L3">
              <text:list-item>
                <text:p text:style-name="P40">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142740315" text:continue-list="list754528725" text:style-name="L1">
                <text:list-header>
                  <text:p text:style-name="P44">Explanation</text:p>
                </text:list-header>
              </text:list>
            </table:table-cell>
            <table:table-cell table:style-name="Tabelle20.B1" office:value-type="string">
              <text:list xml:id="list899616594" text:continue-numbering="true" text:style-name="L1">
                <text:list-header>
                  <text:p text:style-name="P44">Example</text:p>
                </text:list-header>
              </text:list>
            </table:table-cell>
          </table:table-row>
        </table:table-header-rows>
        <table:table-row>
          <table:table-cell table:style-name="Tabelle20.A2" office:value-type="string">
            <text:list xml:id="list1916485036" text:continue-list="list899616594" text:style-name="L1">
              <text:list-item text:start-value="1">
                <text:p text:style-name="P41">If the given term is a basic event, then return its TemporalExpr string and exit.</text:p>
              </text:list-item>
              <text:list-item>
                <text:p text:style-name="P41">If the given term has only one operand then</text:p>
                <text:list>
                  <text:list-item>
                    <text:p text:style-name="P41">Call sorting on the <text:s/>operand</text:p>
                  </text:list-item>
                  <text:list-item>
                    <text:p text:style-name="P41">return the resulting TemporalExpr of the (possibly modified) given term</text:p>
                  </text:list-item>
                  <text:list-item>
                    <text:p text:style-name="P41">exit</text:p>
                  </text:list-item>
                </text:list>
              </text:list-item>
              <text:list-item>
                <text:p text:style-name="P41">Create a TTFTAStringList (from unit uTFTAStringList).</text:p>
              </text:list-item>
              <text:list-item>
                <text:p text:style-name="P41">For each operand of the given term do</text:p>
                <text:list>
                  <text:list-item>
                    <text:p text:style-name="P41">call sorting on the operand</text:p>
                  </text:list-item>
                  <text:list-item>
                    <text:p text:style-name="P41">add the resulting TemporalExpr of the (possible modified) operand to the <text:s/>TTFTAStringList.</text:p>
                  </text:list-item>
                </text:list>
              </text:list-item>
              <text:list-item>
                <text:p text:style-name="P41">If the given term is commutative and sorting of the TTFTAStringList provides changes then</text:p>
                <text:list>
                  <text:list-item>
                    <text:p text:style-name="P41">check whether their already is an event listen in EventList which is identical to a term of the same type as the given term and with operands according to the (now sorted) TTFTAStringList entries.</text:p>
                  </text:list-item>
                  <text:list-item>
                    <text:p text:style-name="P41">If yes then </text:p>
                    <text:list>
                      <text:list-item>
                        <text:p text:style-name="P41">replace the given term with this existing term and </text:p>
                      </text:list-item>
                      <text:list-item>
                        <text:p text:style-name="P41">mark that a change has taken place during this call of sorting.</text:p>
                      </text:list-item>
                    </text:list>
                  </text:list-item>
                  <text:list-item>
                    <text:p text:style-name="P41">If no then</text:p>
                    <text:list>
                      <text:list-item>
                        <text:p text:style-name="P41">mark that a change has taken place during this call of sorting.</text:p>
                      </text:list-item>
                      <text:list-item>
                        <text:p text:style-name="P41">create a new term as a clone of the given term</text:p>
                      </text:list-item>
                      <text:list-item>
                        <text:p text:style-name="P41">clear all operands of the (now to be modified) given term</text:p>
                      </text:list-item>
                      <text:list-item>
                        <text:p text:style-name="P41">fill the given term with all operands of the clone and obey the order as given by the (sorted) entries in the <text:s/>TTFTAStringList.</text:p>
                      </text:list-item>
                      <text:list-item>
                        <text:p text:style-name="P41">Free the clone.</text:p>
                      </text:list-item>
                    </text:list>
                  </text:list-item>
                </text:list>
              </text:list-item>
              <text:list-item>
                <text:p text:style-name="P41">If, instead, the given term is of type PAND and any of the operands of the given term have changed during their own sorting (from above):</text:p>
                <text:list>
                  <text:list-item>
                    <text:p text:style-name="P41">check whether their already is an event listen in EventList which is identical to the modified given term.</text:p>
                  </text:list-item>
                  <text:list-item>
                    <text:p text:style-name="P41">If yes, then replace the modified given term with this existing term.</text:p>
                  </text:list-item>
                  <text:list-item>
                    <text:p text:style-name="P41">mark that a change has taken place during this call of sorting.</text:p>
                  </text:list-item>
                </text:list>
              </text:list-item>
            </text:list>
          </table:table-cell>
          <table:table-cell table:style-name="Tabelle20.B2" office:value-type="string">
            <text:list xml:id="list1024548561" text:continue-numbering="true" text:style-name="L1">
              <text:list-header>
                <text:p text:style-name="P45">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6">:</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30" text:outline-level="2"><text:span text:style-name="T6">Unit uTFTAExpression</text:span></text:h>
      <text:p text:style-name="Text_20_body">This unit holds the class TTFTAExpression and its members and methods. TTFTAExpression provides</text:p>
      <text:list xml:id="list885656300" text:style-name="L4">
        <text:list-item>
          <text:p text:style-name="P22">a temporal term of type TTFTAObject (as provided by unit uTFTAObject),</text:p>
        </text:list-item>
        <text:list-item>
          <text:p text:style-name="P22">input and output TTreeNodes structures for tree-like visualization of the input and output strings; those strings hold, respectively, </text:p>
          <text:list>
            <text:list-item>
              <text:p text:style-name="P22">the temporal expression as entered by the user (input) or</text:p>
            </text:list-item>
            <text:list-item>
              <text:p text:style-name="P22">the temporal expression derived from the input one by applying the rules of temporal logic (output).</text:p>
            </text:list-item>
          </text:list>
        </text:list-item>
        <text:list-item>
          <text:p text:style-name="P22">several methods for (among others)</text:p>
          <text:list>
            <text:list-item>
              <text:p text:style-name="P22"><text:soft-page-break/>converting the input string as entered by the user into a tree-like visualization,</text:p>
            </text:list-item>
            <text:list-item>
              <text:p text:style-name="P22">converting the input string as entered by the user into a TTFTAObject-structure,</text:p>
            </text:list-item>
            <text:list-item>
              <text:p text:style-name="P22">converting the output string into a tree-like visualization,</text:p>
            </text:list-item>
            <text:list-item>
              <text:p text:style-name="P22">starting the simplification (using the methods in uTFTALogic)</text:p>
            </text:list-item>
          </text:list>
        </text:list-item>
      </text:list>
      <text:p text:style-name="P15">The following chapters describe the most important algorithms used in this unit.</text:p>
      <text:h text:style-name="P31"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1656769207" text:continue-list="list1024548561" text:style-name="L1">
                <text:list-header>
                  <text:p text:style-name="P44">Explanation</text:p>
                </text:list-header>
              </text:list>
            </table:table-cell>
            <table:table-cell table:style-name="Tabelle19.B1" office:value-type="string">
              <text:list xml:id="list1728939341" text:continue-numbering="true" text:style-name="L1">
                <text:list-header>
                  <text:p text:style-name="P44">Example</text:p>
                </text:list-header>
              </text:list>
            </table:table-cell>
          </table:table-row>
        </table:table-header-rows>
        <table:table-row>
          <table:table-cell table:style-name="Tabelle19.A2" office:value-type="string">
            <text:list xml:id="list1544490726" text:continue-list="list1728939341" text:style-name="L1">
              <text:list-item text:start-value="1">
                <text:p text:style-name="P42">---</text:p>
              </text:list-item>
            </text:list>
          </table:table-cell>
          <table:table-cell table:style-name="Tabelle19.B2" office:value-type="string">
            <text:list xml:id="list691050751" text:continue-numbering="true" text:style-name="L1">
              <text:list-header>
                <text:p text:style-name="P46">---</text:p>
              </text:list-header>
            </text:list>
          </table:table-cell>
        </table:table-row>
      </table:table>
      <text:h text:style-name="P29" text:outline-level="2">Unit uTFTAObject</text:h>
      <text:p text:style-name="P2">This unit holds the classes </text:p>
      <text:list xml:id="list389130519" text:continue-list="list885656300" text:style-name="L4">
        <text:list-item>
          <text:p text:style-name="P26">TTFTAObject (the temporal expression as a linked list of TTFTAObjects)</text:p>
        </text:list-item>
        <text:list-item>
          <text:p text:style-name="P22">TTFTAList (member of TTFTAObject; a list of pointers to the “original” objects (held in TTFTALookuplist))</text:p>
        </text:list-item>
        <text:list-item>
          <text:p text:style-name="P22">TTFTAEventLookupList (a list of all TTFTAObjects existing)</text:p>
        </text:list-item>
      </text:list>
      <text:p text:style-name="P18">The current understanding is that there are no complex algorithms in any of uTFTAObject's routines / methods. The use and interplay of those should be sufficiently clear from studying (comments within) the source code.</text:p>
      <text:h text:style-name="P29" text:outline-level="2">Unit uTFTAFormTFTASolver</text:h>
      <text:p text:style-name="P5">This unit provides the GUI (main windows of the application TFTASolver) as seen by the user.</text:p>
      <text:p text:style-name="P16">The current understanding is that there are no complex algorithms in any of uTFTAObjec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7T19:47:19">17. Dec. 2008</text:date> / Version <text:editing-cycles>113</text:editing-cycles></text:p>
            </table:table-cell>
            <table:table-cell table:style-name="Tabelle3.A1" office:value-type="string">
              <text:p text:style-name="MP2"><text:span text:style-name="MT2">p.</text:span> <text:page-number text:select-page="current">6</text:page-number>/<text:page-count>12</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13</meta:editing-cycles>
    <meta:editing-duration>PT87H55M12S</meta:editing-duration>
    <dc:date>2008-12-17T19:47:19</dc:date>
    <dc:creator>Simon J. Schilling</dc:creator>
    <meta:printed-by>Simon J. Schilling</meta:printed-by>
    <meta:print-date>2008-12-13T15:22:16</meta:print-date>
    <meta:document-statistic meta:table-count="22" meta:image-count="0" meta:object-count="0" meta:page-count="12" meta:paragraph-count="509" meta:word-count="5899" meta:character-count="33369"/>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